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c586c0"/>
    </style:style>
    <style:style style:name="T5" style:family="text">
      <style:text-properties fo:color="#b5cea8"/>
    </style:style>
    <style:style style:name="T6" style:family="text">
      <style:text-properties officeooo:rsid="00034f8b"/>
    </style:style>
    <style:style style:name="T7" style:family="text">
      <style:text-properties fo:color="#ce9178"/>
    </style:style>
    <style:style style:name="T8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Given two integers a and b , which can be positive or negative, find the sum of all</text:p>
      <text:p text:style-name="Standard">the numbers between including them too and return it. If the two numbers are equal</text:p>
      <text:p text:style-name="Standard">return a or b.</text:p>
      <text:p text:style-name="Standard">Note: a and b are not ordered!</text:p>
      <text:p text:style-name="Standard"/>
      <text:p text:style-name="P1"><text:span text:style-name="T1">def</text:span> <text:span text:style-name="T2">get_sum</text:span>(<text:span text:style-name="T3">a</text:span>,<text:span text:style-name="T3">b</text:span>):</text:p>
      <text:p text:style-name="P1"><text:span text:style-name="T4">if</text:span> a == b:</text:p>
      <text:p text:style-name="P1"><text:span text:style-name="T4">return</text:span> b</text:p>
      <text:p text:style-name="P1">c = <text:span text:style-name="T5">0</text:span></text:p>
      <text:p text:style-name="P1"><text:span text:style-name="T4">for</text:span> n <text:span text:style-name="T4">in</text:span> <text:span text:style-name="T2">range</text:span>(<text:span text:style-name="T2">min</text:span>(a,b), <text:span text:style-name="T2">max</text:span>(a,b)+<text:span text:style-name="T5">1</text:span>):</text:p>
      <text:p text:style-name="P1">c += n</text:p>
      <text:p text:style-name="P1"><text:span text:style-name="T4">return</text:span> c</text:p>
      <text:p text:style-name="P3"/>
      <text:p text:style-name="P1"><text:span text:style-name="T2">print</text:span>(get_sum(<text:span text:style-name="T5">1</text:span>, <text:span text:style-name="T5">0</text:span>))</text:p>
      <text:p text:style-name="P2"># 1</text:p>
      <text:p text:style-name="P1"><text:span text:style-name="T2">print</text:span>(get_sum(<text:span text:style-name="T5">1</text:span>, <text:span text:style-name="T5">2</text:span>))</text:p>
      <text:p text:style-name="P2"># 3</text:p>
      <text:p text:style-name="P1"><text:span text:style-name="T2">print</text:span>(get_sum(<text:span text:style-name="T5">0</text:span>, <text:span text:style-name="T5">1</text:span>))</text:p>
      <text:p text:style-name="P2"># 1</text:p>
      <text:p text:style-name="P1"><text:span text:style-name="T2">print</text:span>(get_sum(<text:span text:style-name="T5">1</text:span>, <text:span text:style-name="T5">1</text:span>))</text:p>
      <text:p text:style-name="P2"># 1</text:p>
      <text:p text:style-name="P1"><text:span text:style-name="T2">print</text:span>(get_sum(-<text:span text:style-name="T5">1</text:span>, <text:span text:style-name="T5">0</text:span>))</text:p>
      <text:p text:style-name="P2"># -1</text:p>
      <text:p text:style-name="P1"><text:span text:style-name="T2">print</text:span>(get_sum(-<text:span text:style-name="T5">1</text:span>, <text:span text:style-name="T5">2</text:span>))</text:p>
      <text:p text:style-name="P2"># 2</text:p>
      <text:p text:style-name="Standard"/>
      <text:p text:style-name="Standard"><text:span text:style-name="T6">2. </text:span>You might know some pretty large perfect squares. But what about the NEXT one?</text:p>
      <text:p text:style-name="Standard">Complete the findNextSquare method that finds the next integral perfect square</text:p>
      <text:p text:style-name="Standard">after the one passed as a parameter. Recall that an integral perfect square is an</text:p>
      <text:p text:style-name="Standard">integer n such that sqrt(n) is also an integer.</text:p>
      <text:p text:style-name="Standard">If the parameter is itself not a perfect square, than -1 should be returned. You may</text:p>
      <text:p text:style-name="Standard">assume the parameter is positive.</text:p>
      <text:p text:style-name="Standard"/>
      <text:p text:style-name="P1"><text:span text:style-name="T4">from</text:span> math <text:span text:style-name="T4">import</text:span> sqrt</text:p>
      <text:p text:style-name="P1"><text:span text:style-name="T1">def</text:span> <text:span text:style-name="T2">find_next_square</text:span>(<text:span text:style-name="T3">sq</text:span>):</text:p>
      <text:p text:style-name="P1"><text:span text:style-name="T4">return</text:span> (sqrt(sq)+<text:span text:style-name="T5">1</text:span>)**<text:span text:style-name="T5">2</text:span> <text:span text:style-name="T4">if</text:span> sqrt(sq)%<text:span text:style-name="T5">1</text:span> == <text:span text:style-name="T5">0</text:span> <text:span text:style-name="T4">else</text:span> -<text:span text:style-name="T5">1</text:span></text:p>
      <text:p text:style-name="P3"/>
      <text:p text:style-name="P1"><text:span text:style-name="T2">print</text:span>(find_next_square(<text:span text:style-name="T5">121</text:span>))</text:p>
      <text:p text:style-name="P2"># 144.0</text:p>
      <text:p text:style-name="P1"><text:span text:style-name="T2">print</text:span>(find_next_square(<text:span text:style-name="T5">625</text:span>))</text:p>
      <text:p text:style-name="P2"># 676.0</text:p>
      <text:p text:style-name="P1"><text:span text:style-name="T2">print</text:span>(find_next_square(<text:span text:style-name="T5">114</text:span>))</text:p>
      <text:p text:style-name="P2"># -1</text:p>
      <text:p text:style-name="Standard"/>
      <text:p text:style-name="Standard">3. ATM machines allow 4 or 6 digit PIN codes and PIN codes cannot contain anything</text:p>
      <text:p text:style-name="Standard">but exactly</text:p>
      <text:p text:style-name="Standard">4 digits or exactly 6 digits.</text:p>
      <text:p text:style-name="Standard">If the function is passed a valid PIN string, return true, else return false.</text:p>
      <text:p text:style-name="Standard"/>
      <text:p text:style-name="P1"><text:span text:style-name="T1">def</text:span> <text:span text:style-name="T2">validate_pin</text:span>(<text:span text:style-name="T3">pin</text:span>):</text:p>
      <text:p text:style-name="P1">numbers = [<text:span text:style-name="T7">'0'</text:span>,<text:span text:style-name="T7">'1'</text:span>,<text:span text:style-name="T7">'2'</text:span>,<text:span text:style-name="T7">'3'</text:span>,<text:span text:style-name="T7">'4'</text:span>,<text:span text:style-name="T7">'5'</text:span>,<text:span text:style-name="T7">'6'</text:span>,<text:span text:style-name="T7">'7'</text:span>,<text:span text:style-name="T7">'8'</text:span>,<text:span text:style-name="T7">'9'</text:span>]</text:p>
      <text:p text:style-name="P1"><text:soft-page-break/>lenth = <text:span text:style-name="T2">len</text:span>(pin)</text:p>
      <text:p text:style-name="P1">i = <text:span text:style-name="T5">0</text:span></text:p>
      <text:p text:style-name="P1"><text:span text:style-name="T4">if</text:span> lenth == <text:span text:style-name="T5">4</text:span> <text:span text:style-name="T1">or</text:span> lenth == <text:span text:style-name="T5">6</text:span>:</text:p>
      <text:p text:style-name="P1"><text:span text:style-name="T4">while</text:span> i &lt; lenth:</text:p>
      <text:p text:style-name="P1"><text:span text:style-name="T4">if</text:span> pin[i] <text:span text:style-name="T1">in</text:span> numbers:</text:p>
      <text:p text:style-name="P1">i += <text:span text:style-name="T5">1</text:span> </text:p>
      <text:p text:style-name="P1"><text:span text:style-name="T4">else</text:span>: <text:span text:style-name="T4">return</text:span> <text:span text:style-name="T1">False</text:span></text:p>
      <text:p text:style-name="P1"><text:span text:style-name="T4">return</text:span> <text:span text:style-name="T1">True</text:span> </text:p>
      <text:p text:style-name="P1"><text:span text:style-name="T4">else</text:span>:</text:p>
      <text:p text:style-name="P1"><text:span text:style-name="T4">return</text:span> <text:span text:style-name="T1">False</text:span></text:p>
      <text:p text:style-name="P3"/>
      <text:p text:style-name="P1"><text:span text:style-name="T2">print</text:span>(validate_pin(<text:span text:style-name="T7">"1234"</text:span>))</text:p>
      <text:p text:style-name="P4">True</text:p>
      <text:p text:style-name="P1"><text:span text:style-name="T2">print</text:span>(validate_pin(<text:span text:style-name="T7">"12345"</text:span>))</text:p>
      <text:p text:style-name="P4">False</text:p>
      <text:p text:style-name="P1"><text:span text:style-name="T2">print</text:span>(validate_pin(<text:span text:style-name="T7">"a234"</text:span>))</text:p>
      <text:p text:style-name="P4">False</text:p>
      <text:p text:style-name="Standard"/>
      <text:p text:style-name="Standard">4. You are going to be given a word. Your job is to return the middle character of the</text:p>
      <text:p text:style-name="Standard">word. If the word&amp;#39;s length is odd, return the middle character. If the word&amp;#39;s length is</text:p>
      <text:p text:style-name="Standard">even, return the middle 2 characters.</text:p>
      <text:p text:style-name="Standard"/>
      <text:p text:style-name="P1"><text:span text:style-name="T1">def</text:span> <text:span text:style-name="T2">get_middle</text:span>(<text:span text:style-name="T3">s</text:span>):</text:p>
      <text:p text:style-name="P1"><text:span text:style-name="T4">if</text:span>(<text:span text:style-name="T2">len</text:span>(s) % <text:span text:style-name="T5">2</text:span> == <text:span text:style-name="T5">0</text:span>):</text:p>
      <text:p text:style-name="P1"><text:span text:style-name="T4">return</text:span> <text:span text:style-name="T7">""</text:span> + s[(<text:span text:style-name="T8">int</text:span>(<text:span text:style-name="T2">len</text:span>(s) / <text:span text:style-name="T5">2</text:span>) - <text:span text:style-name="T5">1</text:span> )] + s[(<text:span text:style-name="T8">int</text:span>(<text:span text:style-name="T2">len</text:span>(s) / <text:span text:style-name="T5">2</text:span>))]</text:p>
      <text:p text:style-name="P1"><text:span text:style-name="T4">else</text:span>:</text:p>
      <text:p text:style-name="P1"><text:span text:style-name="T4">return</text:span> s[(<text:span text:style-name="T8">int</text:span>(<text:span text:style-name="T2">len</text:span>(s)/<text:span text:style-name="T5">2</text:span>))]</text:p>
      <text:p text:style-name="P3"/>
      <text:p text:style-name="P1"><text:span text:style-name="T2">print</text:span>(get_middle(<text:span text:style-name="T7">'test'</text:span>))</text:p>
      <text:p text:style-name="P2"># es</text:p>
      <text:p text:style-name="P1"><text:span text:style-name="T2">print</text:span>(get_middle(<text:span text:style-name="T7">'testing'</text:span>))</text:p>
      <text:p text:style-name="P2"># t</text:p>
      <text:p text:style-name="P1"><text:span text:style-name="T2">print</text:span>(get_middle(<text:span text:style-name="T7">'middle'</text:span>))</text:p>
      <text:p text:style-name="P2"># dd</text:p>
      <text:p text:style-name="P1"><text:span text:style-name="T2">print</text:span>(get_middle(<text:span text:style-name="T7">'a'</text:span>))</text:p>
      <text:p text:style-name="P2"># a</text:p>
      <text:p text:style-name="Standard"/>
      <text:p text:style-name="Standard">5. Y ou have to write a simple Morse code decoder. While the Morse code is now</text:p>
      <text:p text:style-name="Standard">mostly superceded by voice and digital data communication channels, it still has its</text:p>
      <text:p text:style-name="Standard">use in some applications around the world.The Morse code encodes every</text:p>
      <text:p text:style-name="Standard">character as a sequence of &amp;quot;dots&amp;quot; and &amp;quot;dashes&amp;quot;.</text:p>
      <text:p text:style-name="Standard">For example, the letter A is coded as ·− , letter Q is coded as −−·− , and digit 1 is</text:p>
      <text:p text:style-name="Standard">coded as ·−−− . The Morse code is case-insensitive, traditionally capital letters are</text:p>
      <text:p text:style-name="Standard">used. When the message is written in Morse code, a single space is used to</text:p>
      <text:p text:style-name="Standard">separate the character codes and 3 spaces are used to separate words.</text:p>
      <text:p text:style-name="Standard">For example, the message HEY JUDE in Morse code is ···· · −·−− ·−−− ··−</text:p>
      <text:p text:style-name="Standard">−·· · .</text:p>
      <text:p text:style-name="Standard">NOTE: Extra spaces before or after the code have no meaning and should be</text:p>
      <text:p text:style-name="Standard">ignored.</text:p>
      <text:p text:style-name="Standard">In addition to letters, digits and some punctuation, there are some special service</text:p>
      <text:p text:style-name="Standard">codes, the most notorious of those is the international distress signal SOS (that was</text:p>
      <text:p text:style-name="Standard"><text:soft-page-break/>first issued by Titanic), that is coded as ···−−−··· . These special codes are treated</text:p>
      <text:p text:style-name="Standard">as single special characters, and usually are transmitted as separate words.</text:p>
      <text:p text:style-name="Standard">Your task is to implement a function decodeMorse(morseCode) , that would take the</text:p>
      <text:p text:style-name="Standard">morse code as input and return a decoded human-readable string.</text:p>
      <text:p text:style-name="Standard"/>
      <text:p text:style-name="Standard">For example:</text:p>
      <text:p text:style-name="Standard">decodeMorse(&amp;#39;.... . -.-- .--- ..- -.. .&amp;#39;)</text:p>
      <text:p text:style-name="Standard">#should return ‘HEY JUDE’</text:p>
      <text:p text:style-name="Standard"/>
      <text:p text:style-name="P1">CODE = {<text:span text:style-name="T7">'A'</text:span>: <text:span text:style-name="T7">'.-'</text:span>, <text:span text:style-name="T7">'B'</text:span>: <text:span text:style-name="T7">'-...'</text:span>, <text:span text:style-name="T7">'C'</text:span>: <text:span text:style-name="T7">'-.-.'</text:span>, </text:p>
      <text:p text:style-name="P1"><text:span text:style-name="T7">'D'</text:span>: <text:span text:style-name="T7">'-..'</text:span>, <text:span text:style-name="T7">'E'</text:span>: <text:span text:style-name="T7">'.'</text:span>, <text:span text:style-name="T7">'F'</text:span>: <text:span text:style-name="T7">'..-.'</text:span>,</text:p>
      <text:p text:style-name="P1"><text:span text:style-name="T7">'G'</text:span>: <text:span text:style-name="T7">'--.'</text:span>, <text:span text:style-name="T7">'H'</text:span>: <text:span text:style-name="T7">'....'</text:span>, <text:span text:style-name="T7">'I'</text:span>: <text:span text:style-name="T7">'..'</text:span>,</text:p>
      <text:p text:style-name="P1"><text:span text:style-name="T7">'J'</text:span>: <text:span text:style-name="T7">'.---'</text:span>, <text:span text:style-name="T7">'K'</text:span>: <text:span text:style-name="T7">'-.-'</text:span>, <text:span text:style-name="T7">'L'</text:span>: <text:span text:style-name="T7">'.-..'</text:span>,</text:p>
      <text:p text:style-name="P1"><text:span text:style-name="T7">'M'</text:span>: <text:span text:style-name="T7">'--'</text:span>, <text:span text:style-name="T7">'N'</text:span>: <text:span text:style-name="T7">'-.'</text:span>, <text:span text:style-name="T7">'O'</text:span>: <text:span text:style-name="T7">'---'</text:span>,</text:p>
      <text:p text:style-name="P1"><text:span text:style-name="T7">'P'</text:span>: <text:span text:style-name="T7">'.--.'</text:span>, <text:span text:style-name="T7">'Q'</text:span>: <text:span text:style-name="T7">'--.-'</text:span>, <text:span text:style-name="T7">'R'</text:span>: <text:span text:style-name="T7">'.-.'</text:span>,</text:p>
      <text:p text:style-name="P1"><text:span text:style-name="T7">'S'</text:span>: <text:span text:style-name="T7">'...'</text:span>, <text:span text:style-name="T7">'T'</text:span>: <text:span text:style-name="T7">'-'</text:span>, <text:span text:style-name="T7">'U'</text:span>: <text:span text:style-name="T7">'..-'</text:span>,</text:p>
      <text:p text:style-name="P1"><text:span text:style-name="T7">'V'</text:span>: <text:span text:style-name="T7">'...-'</text:span>, <text:span text:style-name="T7">'W'</text:span>: <text:span text:style-name="T7">'.--'</text:span>, <text:span text:style-name="T7">'X'</text:span>: <text:span text:style-name="T7">'-..-'</text:span>,</text:p>
      <text:p text:style-name="P1"><text:span text:style-name="T7">'Y'</text:span>: <text:span text:style-name="T7">'-.--'</text:span>, <text:span text:style-name="T7">'Z'</text:span>: <text:span text:style-name="T7">'--..'</text:span>, </text:p>
      <text:p text:style-name="P3"/>
      <text:p text:style-name="P1"><text:span text:style-name="T7">'0'</text:span>: <text:span text:style-name="T7">'-----'</text:span>, <text:span text:style-name="T7">'1'</text:span>: <text:span text:style-name="T7">'.----'</text:span>, <text:span text:style-name="T7">'2'</text:span>: <text:span text:style-name="T7">'..---'</text:span>,</text:p>
      <text:p text:style-name="P1"><text:span text:style-name="T7">'3'</text:span>: <text:span text:style-name="T7">'...--'</text:span>, <text:span text:style-name="T7">'4'</text:span>: <text:span text:style-name="T7">'....-'</text:span>, <text:span text:style-name="T7">'5'</text:span>: <text:span text:style-name="T7">'.....'</text:span>,</text:p>
      <text:p text:style-name="P1"><text:span text:style-name="T7">'6'</text:span>: <text:span text:style-name="T7">'-....'</text:span>, <text:span text:style-name="T7">'7'</text:span>: <text:span text:style-name="T7">'--...'</text:span>, <text:span text:style-name="T7">'8'</text:span>: <text:span text:style-name="T7">'---..'</text:span>,</text:p>
      <text:p text:style-name="P1"><text:span text:style-name="T7">'9'</text:span>: <text:span text:style-name="T7">'----.'</text:span> </text:p>
      <text:p text:style-name="P1">}</text:p>
      <text:p text:style-name="P3"/>
      <text:p text:style-name="P1">CODE_REVERSED = {value:key <text:span text:style-name="T4">for</text:span> key,value <text:span text:style-name="T4">in</text:span> CODE.items()}</text:p>
      <text:p text:style-name="P3"/>
      <text:p text:style-name="P1"><text:span text:style-name="T1">def</text:span> <text:span text:style-name="T2">from_morse</text:span>(<text:span text:style-name="T3">s</text:span>):</text:p>
      <text:p text:style-name="P1"><text:span text:style-name="T4">return</text:span> <text:span text:style-name="T7">''</text:span>.join(CODE_REVERSED.get(i) <text:span text:style-name="T4">for</text:span> i <text:span text:style-name="T4">in</text:span> s.split())</text:p>
      <text:p text:style-name="P3"/>
      <text:p text:style-name="P1"><text:span text:style-name="T2">print</text:span>(from_morse(<text:span text:style-name="T7">'.... . -.-- .--- ..- -.. .'</text:span>))</text:p>
      <text:p text:style-name="P2"># HEYJUDE</text:p>
      <text:p text:style-name="P2"/>
      <text:p text:style-name="Standard">6. Count the number of Duplicates Write a function that will return the count of distinct</text:p>
      <text:p text:style-name="Standard">case-insensitive alphabetic characters and numeric digits that occur more than</text:p>
      <text:p text:style-name="Standard">once in the input string. The input string can be assumed to contain only alphabets</text:p>
      <text:p text:style-name="Standard">(both uppercase and lowercase) and numeric digits.</text:p>
      <text:p text:style-name="Standard"/>
      <text:p text:style-name="P1"><text:span text:style-name="T1">ef</text:span> <text:span text:style-name="T2">duplicate_count</text:span>(<text:span text:style-name="T3">s</text:span>):</text:p>
      <text:p text:style-name="P1"><text:span text:style-name="T4">return</text:span> <text:span text:style-name="T2">len</text:span>([c <text:span text:style-name="T4">for</text:span> c <text:span text:style-name="T4">in</text:span> <text:span text:style-name="T8">set</text:span>(s.lower()) <text:span text:style-name="T4">if</text:span> s.lower().count(c) &gt; <text:span text:style-name="T5">1</text:span>])</text:p>
      <text:p text:style-name="P3"/>
      <text:p text:style-name="P1"><text:span text:style-name="T2">print</text:span>(duplicate_count(<text:span text:style-name="T7">"abcde"</text:span>))</text:p>
      <text:p text:style-name="P2"># 0</text:p>
      <text:p text:style-name="P1"><text:span text:style-name="T2">print</text:span>(duplicate_count(<text:span text:style-name="T7">"aabbcde"</text:span>))</text:p>
      <text:p text:style-name="P2"># 2</text:p>
      <text:p text:style-name="P1"><text:span text:style-name="T2">print</text:span>(duplicate_count(<text:span text:style-name="T7">"aabBcde"</text:span>))</text:p>
      <text:p text:style-name="P2"># 2</text:p>
      <text:p text:style-name="P1"><text:span text:style-name="T2">print</text:span>(duplicate_count(<text:span text:style-name="T7">"indivisibility"</text:span>))</text:p>
      <text:p text:style-name="P2"># 1</text:p>
      <text:p text:style-name="P1"><text:span text:style-name="T2">print</text:span>(duplicate_count(<text:span text:style-name="T7">"indivisibilities"</text:span>))</text:p>
      <text:p text:style-name="P2"># 2</text:p>
      <text:p text:style-name="P1"><text:soft-page-break/><text:span text:style-name="T2">print</text:span>(duplicate_count(<text:span text:style-name="T7">"aA11"</text:span>))</text:p>
      <text:p text:style-name="P2"># 2</text:p>
      <text:p text:style-name="P1"><text:span text:style-name="T2">print</text:span>(duplicate_count(<text:span text:style-name="T7">"ABBA"</text:span>))</text:p>
      <text:p text:style-name="P2"># 2</text:p>
      <text:p text:style-name="P1"/>
      <text:p text:style-name="Standard"/>
      <text:p text:style-name="Standard">7. Write a method that takes an array of consecutive (increasing) letters as input and</text:p>
      <text:p text:style-name="Standard">that returns the missing letter in the array. You will always get an valid array. And it</text:p>
      <text:p text:style-name="Standard">will be always exactly one letter be missing. The length of the array will always be at</text:p>
      <text:p text:style-name="Standard">least 2. The array will always contain letters in only one case.</text:p>
      <text:p text:style-name="Standard"/>
      <text:p text:style-name="P1"><text:span text:style-name="T1">def</text:span> <text:span text:style-name="T2">find_missing_letter</text:span>(<text:span text:style-name="T3">chars</text:span>):</text:p>
      <text:p text:style-name="P1">missingChar = <text:span text:style-name="T7">''</text:span></text:p>
      <text:p text:style-name="P1"><text:span text:style-name="T4">for</text:span> i <text:span text:style-name="T4">in</text:span> <text:span text:style-name="T2">range</text:span>(<text:span text:style-name="T5">0</text:span>,<text:span text:style-name="T2">len</text:span>(chars)-<text:span text:style-name="T5">1</text:span>):</text:p>
      <text:p text:style-name="P1"><text:span text:style-name="T4">if</text:span>(<text:span text:style-name="T2">ord</text:span>(chars[i+<text:span text:style-name="T5">1</text:span>]) - <text:span text:style-name="T2">ord</text:span>(chars[i]) &gt; <text:span text:style-name="T5">1</text:span>):</text:p>
      <text:p text:style-name="P1">missingChar = <text:span text:style-name="T2">chr</text:span>(<text:span text:style-name="T2">ord</text:span>(chars[i])+<text:span text:style-name="T5">1</text:span>)</text:p>
      <text:p text:style-name="P3"/>
      <text:p text:style-name="P1"><text:span text:style-name="T4">return</text:span> missingChar</text:p>
      <text:p text:style-name="P3"/>
      <text:p text:style-name="P1"><text:span text:style-name="T2">print</text:span>(find_missing_letter([<text:span text:style-name="T7">'a'</text:span>,<text:span text:style-name="T7">'b'</text:span>,<text:span text:style-name="T7">'c'</text:span>,<text:span text:style-name="T7">'d'</text:span>,<text:span text:style-name="T7">'f'</text:span>]))</text:p>
      <text:p text:style-name="P2"># e</text:p>
      <text:p text:style-name="P1"><text:span text:style-name="T2">print</text:span>(find_missing_letter([<text:span text:style-name="T7">'O'</text:span>,<text:span text:style-name="T7">'Q'</text:span>,<text:span text:style-name="T7">'R'</text:span>,<text:span text:style-name="T7">'S'</text:span>]))</text:p>
      <text:p text:style-name="P2"># p</text:p>
      <text:p text:style-name="P1"/>
      <text:p text:style-name="Standard"/>
      <text:p text:style-name="Standard">8. Your task is to sort a given string. Each word in the String will contain a single</text:p>
      <text:p text:style-name="Standard">number. This number is the position the word should have in the result.</text:p>
      <text:p text:style-name="Standard">Note: Numbers can be from 1 to 9. So 1 will be the first word (not 0).</text:p>
      <text:p text:style-name="Standard">If the input String is empty, return an empty String. The words in the input String will</text:p>
      <text:p text:style-name="Standard">only contain valid consecutive numbers.</text:p>
      <text:p text:style-name="Standard"/>
      <text:p text:style-name="P1">sentence = <text:span text:style-name="T7">"is2 Thi1s T4est 3a"</text:span></text:p>
      <text:p text:style-name="P1">new = <text:span text:style-name="T7">" "</text:span>.join(t[<text:span text:style-name="T5">1</text:span>] <text:span text:style-name="T4">for</text:span> t <text:span text:style-name="T4">in</text:span> <text:span text:style-name="T2">sorted</text:span>([(<text:span text:style-name="T8">int</text:span>(l), w) <text:span text:style-name="T4">for</text:span> w <text:span text:style-name="T4">in</text:span> sentence.split() <text:span text:style-name="T4">for</text:span> l <text:span text:style-name="T4">in</text:span> w <text:span text:style-name="T4">if</text:span> l.isdigit()], <text:span text:style-name="T3">key</text:span>=<text:span text:style-name="T1">lambda</text:span> <text:span text:style-name="T3">t</text:span>: t[<text:span text:style-name="T5">0</text:span>]))</text:p>
      <text:p text:style-name="P1"><text:span text:style-name="T2">print</text:span>(new)</text:p>
      <text:p text:style-name="P2"># Thi1s is2 3a T4est</text:p>
      <text:p text:style-name="P2"/>
      <text:p text:style-name="Standard">9. Your task is to construct a building which will be a pile of n cubes. The cube at the</text:p>
      <text:p text:style-name="Standard">bottom will have a volume of n^3, the cube above will have volume of (n-1)^3 and</text:p>
      <text:p text:style-name="Standard">so on until the top which will have a volume of 1^3.</text:p>
      <text:p text:style-name="Standard">You are given the total volume m of the building. Being given m can you find the</text:p>
      <text:p text:style-name="Standard">number n of cubes you will have to build?</text:p>
      <text:p text:style-name="Standard">The parameter of the function findNb(find_nb, find-nb, findNb) will be an integer m</text:p>
      <text:p text:style-name="Standard">and you have to return the integer n such as n^3 + (n-1)^3 + ... + 1^3 = m if such a</text:p>
      <text:p text:style-name="Standard">n exists or -1 if there is no such n.</text:p>
      <text:p text:style-name="Standard"/>
      <text:p text:style-name="P1"><text:span text:style-name="T1">def</text:span> <text:span text:style-name="T2">find_nb</text:span>(<text:span text:style-name="T3">m</text:span>):</text:p>
      <text:p text:style-name="P1"><text:span text:style-name="T4">if</text:span> <text:span text:style-name="T5">1</text:span> ** <text:span text:style-name="T5">3</text:span> == m:</text:p>
      <text:p text:style-name="P1"><text:span text:style-name="T4">return</text:span> <text:span text:style-name="T5">1</text:span></text:p>
      <text:p text:style-name="P1"><text:span text:style-name="T4">else</text:span>:</text:p>
      <text:p text:style-name="P1">n = <text:span text:style-name="T5">2</text:span></text:p>
      <text:p text:style-name="P1"><text:soft-page-break/>volume = <text:span text:style-name="T5">1</text:span></text:p>
      <text:p text:style-name="P1"><text:span text:style-name="T4">while</text:span> volume &lt; m:</text:p>
      <text:p text:style-name="P1">volume = volume + n ** <text:span text:style-name="T5">3</text:span></text:p>
      <text:p text:style-name="P1"><text:span text:style-name="T4">if</text:span> volume == m:</text:p>
      <text:p text:style-name="P1"><text:span text:style-name="T4">return</text:span> n</text:p>
      <text:p text:style-name="P1"><text:span text:style-name="T4">else</text:span>:</text:p>
      <text:p text:style-name="P1">n = n + <text:span text:style-name="T5">1</text:span></text:p>
      <text:p text:style-name="P6">continue</text:p>
      <text:p text:style-name="P1"><text:span text:style-name="T4">return</text:span> -<text:span text:style-name="T5">1</text:span></text:p>
      <text:p text:style-name="P3"/>
      <text:p text:style-name="P1"><text:span text:style-name="T2">print</text:span>(find_nb(<text:span text:style-name="T5">1071225</text:span>))</text:p>
      <text:p text:style-name="P2"># 45</text:p>
      <text:p text:style-name="P1"><text:span text:style-name="T2">print</text:span>(find_nb(<text:span text:style-name="T5">91716553919377</text:span>))</text:p>
      <text:p text:style-name="P2"># -1</text:p>
      <text:p text:style-name="Standard"/>
      <text:p text:style-name="Standard">In a factory a printer prints labels for boxes. For one kind of boxes the printer has to</text:p>
      <text:p text:style-name="Standard">use colors which, for the sake of simplicity, are named with letters from a to m.</text:p>
      <text:p text:style-name="Standard">The colors used by the printer are recorded in a control string. For example a</text:p>
      <text:p text:style-name="Standard">&amp;quot;good&amp;quot; control string would be aaabbbbhaijjjm meaning that the printer used three</text:p>
      <text:p text:style-name="Standard">times color a, four times color b, one time color h then one time color a...</text:p>
      <text:p text:style-name="Standard">Sometimes there are problems: lack of colors, technical malfunction and a &amp;quot;bad&amp;quot;</text:p>
      <text:p text:style-name="Standard">control string is produced e.g. aaaxbbbbyyhwawiwjjjwwm.</text:p>
      <text:p text:style-name="Standard">You have to write a function printer_error which given a string will output the error</text:p>
      <text:p text:style-name="Standard">rate of the printer as a string representing a rational whose numerator is the number</text:p>
      <text:p text:style-name="Standard">of errors and the denominator the length of the control string. Don&amp;#39;t reduce this</text:p>
      <text:p text:style-name="Standard">fraction to a simpler expression.</text:p>
      <text:p text:style-name="Standard">The string has a length greater or equal to one and contains only letters from a to z.</text:p>
      <text:p text:style-name="Standard"/>
      <text:p text:style-name="P1"><text:span text:style-name="T4">from</text:span> re <text:span text:style-name="T4">import</text:span> sub</text:p>
      <text:p text:style-name="P1"><text:span text:style-name="T1">def</text:span> <text:span text:style-name="T2">printer_error</text:span>(<text:span text:style-name="T3">s</text:span>):</text:p>
      <text:p text:style-name="P1"><text:span text:style-name="T4">return</text:span> <text:span text:style-name="T7">"</text:span><text:span text:style-name="T1">{}</text:span><text:span text:style-name="T7">/</text:span><text:span text:style-name="T1">{}</text:span><text:span text:style-name="T7">"</text:span>.format(<text:span text:style-name="T2">len</text:span>(sub(<text:span text:style-name="T7">"[a-m]"</text:span>,<text:span text:style-name="T7">''</text:span>,s)),<text:span text:style-name="T2">len</text:span>(s))</text:p>
      <text:p text:style-name="P3"/>
      <text:p text:style-name="P1"><text:span text:style-name="T2">print</text:span>(printer_error(<text:span text:style-name="T7">'aaabbbbhaijjjm'</text:span>))</text:p>
      <text:p text:style-name="P2"># 0/4</text:p>
      <text:p text:style-name="P1"><text:span text:style-name="T2">print</text:span>(printer_error(<text:span text:style-name="T7">'aaaxbbbbyyhwawiwjjjwwm'</text:span>))</text:p>
      <text:p text:style-name="P2"># 8/12</text:p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0:20:33.515100460</meta:creation-date>
    <dc:date>2020-08-28T21:01:00.876066733</dc:date>
    <meta:editing-duration>PT1H34M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5" meta:paragraph-count="204" meta:word-count="1304" meta:character-count="7642" meta:non-whitespace-character-count="6553"/>
  </office:meta>
</office:document-meta>
</file>